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2" style:family="paragraph" style:parent-style-name="Preformatted_20_Text">
      <style:text-properties style:font-name="Liberation Sans"/>
    </style:style>
    <style:style style:name="P3" style:family="paragraph" style:parent-style-name="Preformatted_20_Text">
      <style:text-properties style:font-name="Liberation Sans" officeooo:paragraph-rsid="000f275e"/>
    </style:style>
    <style:style style:name="P4" style:family="paragraph" style:parent-style-name="Preformatted_20_Tex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Santa Catarina</text:p>
      <text:p text:style-name="P1">Departamento de Informatica e Estatistica - INE</text:p>
      <text:p text:style-name="P1">Ciências da Computacão - CCO</text:p>
      <text:p text:style-name="P1">ATIVIDADE 1 Atividade Pratica A1 – Grafos (INE5413)</text:p>
      <text:p text:style-name="P2"/>
      <text:p text:style-name="P3"><text:s/><text:tab/><text:tab/><text:tab/><text:tab/><text:tab/><text:tab/><text:tab/><text:tab/><text:tab/><text:tab/></text:p>
      <text:p text:style-name="P3"><text:tab/><text:tab/><text:tab/><text:tab/><text:tab/><text:tab/><text:tab/><text:tab/><text:tab/><text:tab/><text:tab/></text:p>
      <text:p text:style-name="P3"><text:tab/><text:tab/><text:tab/><text:tab/><text:tab/><text:tab/><text:tab/><text:tab/><text:tab/><text:tab/>Prof. Rafael de Santanna</text:p>
      <text:p text:style-name="P2"/>
      <text:p text:style-name="P2"/>
      <text:p text:style-name="P3"><text:tab/><text:tab/><text:tab/><text:tab/><text:tab/><text:tab/><text:tab/><text:tab/>Estudantes:</text:p>
      <text:p text:style-name="P3"><text:tab/><text:tab/><text:tab/><text:tab/><text:tab/><text:tab/><text:tab/><text:tab/>Gabriel da Silva Cardoso (20100524)</text:p>
      <text:p text:style-name="P3"><text:tab/><text:tab/><text:tab/><text:tab/><text:tab/><text:tab/><text:tab/><text:tab/>Hans Buss Heidemann (19100528)</text:p>
      <text:p text:style-name="P2"/>
      <text:p text:style-name="P4">Representação</text:p>
      <text:p text:style-name="P2"><text:s text:c="8"/>Decidimos estar utilizando Python para a implementação do trabalho tendo em vista a facilidade em se estar fazendo ações utilizando listas, bastante usadas em nossa aplicação. </text:p>
      <text:p text:style-name="P2"><text:s text:c="8"/>Em relação a nossa implementação da classe Grafo, sendo ele um grafo não-dirigido e ponderado, criamos uma classe Graph que recebe como argumento um booleano que indica se o grafo é dirigido ou não. Além disso a classe possui como atributos duas listas, uma sendo a dos vertices e uma sendo a dos seus pesos.</text:p>
      <text:p text:style-name="P2"><text:s text:c="8"/>Criamos também duas classes auxiliares, a classe Vertice e a Classe edges. A classe vertice possui o seu nome e uma lista de edges e a classe edge possui seu peso e seus dois vertices.</text:p>
      <text:p text:style-name="P2"><text:s text:c="8"/>Além das funções pedidas implementamos também funções auxiliares para garantir uma melhor visibilidade durante a leitura do código, por exemplo as funções vertices_to_index() e queue_to_index().</text:p>
      <text:p text:style-name="P2"/>
      <text:p text:style-name="P4">Algoritmo 1 - Breadth-First Search</text:p>
      <text:p text:style-name="P2"><text:s text:c="8"/>No algoritmo de busca Breadth-First Search utilizamos três estruturas para a sua implementação. No começo criamos uma lista para guardarmos os vertices que já foram visitados, inicializando com o vertice do index passado para a função. Além disso criamos uma fila com todos os vizinhos daquele determinado index. E por fim declaramos uma variavel depth para guardarmos em qual nivel estamos.</text:p>
      <text:p text:style-name="P2"/>
      <text:p text:style-name="P4">Algoritmo 2 - Hierholzer Algorithm</text:p>
      <text:p text:style-name="P2"><text:s text:c="8"/>Neste algoritmo utilizamos basicamente as estruturas descritas nas funções pedidas para obtermos uma lista de edges que já foram visitados.</text:p>
      <text:p text:style-name="P2"><text:s text:c="8"/>Utilizamos as funções implementadas pelas classes Graph, Vertice e Edge para fazermos a verificação da existe de um circlo Euleriano, sendo facil utilizando elas saber se existem edges não visitados e quais os vertices conectados a eles.</text:p>
      <text:p text:style-name="P2"/>
      <text:p text:style-name="P4">Algoritmo 3 - Dijikstra</text:p>
      <text:p text:style-name="P2"><text:s text:c="8"/>No algoritmo de Dijikstra temos estruturas parecidas aos anteriores, temos uma lista que recebe quais nodos ainda não foram visitados. Também temos dois dicionarios, um D, para salvar o custo de visita a cada nodo, e um A, para salvar qual o caminho mais rapido encontrado até o momento para um nodo.</text:p>
      <text:p text:style-name="P2"><text:s text:c="8"/>No dicionario D setamos todos os custo como sendo o maior permitido pelo sistema com sys.maxsize e setamos o custo inicial como 0.</text:p>
      <text:p text:style-name="P2"/>
      <text:p text:style-name="P4">Algoritmo 4 - FloydWarshall</text:p>
      <text:p text:style-name="P2"><text:s text:c="8"/>Neste algoritmo criamos uma matrix de valores utilizando dicionarios ao inves de lista com o objetivo de diminuir a complexidade de memoria, além disso o algoritmo utiliza as mesmas estruturas utilizadas nos algoritmos anterior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9T16:48:13.302677888</dc:date>
    <meta:editing-duration>PT4M15S</meta:editing-duration>
    <meta:editing-cycles>1</meta:editing-cycles>
    <meta:document-statistic meta:table-count="0" meta:image-count="0" meta:object-count="0" meta:page-count="1" meta:paragraph-count="25" meta:word-count="425" meta:character-count="2820" meta:non-whitespace-character-count="2280"/>
    <meta:generator>LibreOffice/7.3.3.2$Linux_X86_64 LibreOffice_project/30$Build-2</meta:generator>
  </office:meta>
</office:document-meta>
</file>